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officeooo:paragraph-rsid="00196180"/>
    </style:style>
    <style:style style:name="P2" style:family="paragraph" style:parent-style-name="Text_20_body">
      <style:text-properties officeooo:rsid="000b4246" officeooo:paragraph-rsid="000b4246"/>
    </style:style>
    <style:style style:name="P3" style:family="paragraph" style:parent-style-name="Text_20_body">
      <style:text-properties officeooo:rsid="000d41e1" officeooo:paragraph-rsid="000d41e1"/>
    </style:style>
    <style:style style:name="P4" style:family="paragraph" style:parent-style-name="Text_20_body">
      <style:text-properties officeooo:rsid="000df43b" officeooo:paragraph-rsid="000df43b"/>
    </style:style>
    <style:style style:name="P5" style:family="paragraph" style:parent-style-name="Text_20_body">
      <style:text-properties officeooo:rsid="000effdd" officeooo:paragraph-rsid="000effdd"/>
    </style:style>
    <style:style style:name="P6" style:family="paragraph" style:parent-style-name="Text_20_body">
      <style:text-properties officeooo:rsid="00115b25" officeooo:paragraph-rsid="00115b25"/>
    </style:style>
    <style:style style:name="P7" style:family="paragraph" style:parent-style-name="Text_20_body" style:list-style-name="L1">
      <style:text-properties officeooo:rsid="0015cdb6" officeooo:paragraph-rsid="0015cdb6"/>
    </style:style>
    <style:style style:name="P8" style:family="paragraph" style:parent-style-name="Text_20_body">
      <style:text-properties fo:font-weight="bold" officeooo:rsid="00176e93" officeooo:paragraph-rsid="00176e93" style:font-weight-asian="bold" style:font-weight-complex="bold"/>
    </style:style>
    <style:style style:name="P9" style:family="paragraph" style:parent-style-name="Text_20_body" style:list-style-name="L2">
      <style:text-properties style:text-underline-style="none" fo:font-weight="bold" officeooo:rsid="00186867" officeooo:paragraph-rsid="00186867" style:font-weight-asian="bold" style:font-weight-complex="bold"/>
    </style:style>
    <style:style style:name="P10" style:family="paragraph" style:parent-style-name="Text_20_body" style:list-style-name="L2">
      <style:paragraph-properties fo:line-height="100%"/>
      <style:text-properties style:text-underline-style="none" fo:font-weight="bold" officeooo:rsid="00186867" officeooo:paragraph-rsid="00186867" style:font-weight-asian="bold" style:font-weight-complex="bold"/>
    </style:style>
    <style:style style:name="P11" style:family="paragraph" style:parent-style-name="Text_20_body" style:list-style-name="L3">
      <style:text-properties officeooo:rsid="00186867" officeooo:paragraph-rsid="00186867"/>
    </style:style>
    <style:style style:name="P12" style:family="paragraph" style:parent-style-name="Text_20_body" style:list-style-name="L3">
      <style:text-properties officeooo:rsid="00196180" officeooo:paragraph-rsid="00196180"/>
    </style:style>
    <style:style style:name="P13" style:family="paragraph" style:parent-style-name="Text_20_body">
      <style:text-properties officeooo:rsid="001bc7e3" officeooo:paragraph-rsid="001bc7e3"/>
    </style:style>
    <style:style style:name="P14" style:family="paragraph" style:parent-style-name="Text_20_body">
      <style:text-properties officeooo:rsid="001d6eee" officeooo:paragraph-rsid="001d6eee"/>
    </style:style>
    <style:style style:name="P15" style:family="paragraph" style:parent-style-name="Text_20_body">
      <style:text-properties officeooo:rsid="001f0831" officeooo:paragraph-rsid="001f0831"/>
    </style:style>
    <style:style style:name="P16" style:family="paragraph" style:parent-style-name="Text_20_body">
      <style:text-properties officeooo:paragraph-rsid="001f0831"/>
    </style:style>
    <style:style style:name="P17" style:family="paragraph" style:parent-style-name="Text_20_body">
      <style:text-properties officeooo:rsid="0020286f" officeooo:paragraph-rsid="00219eb9"/>
    </style:style>
    <style:style style:name="P18" style:family="paragraph" style:parent-style-name="Text_20_body">
      <style:text-properties officeooo:rsid="0022664a" officeooo:paragraph-rsid="0022664a"/>
    </style:style>
    <style:style style:name="P19" style:family="paragraph" style:parent-style-name="Text_20_body">
      <style:text-properties officeooo:rsid="00235935" officeooo:paragraph-rsid="00235935"/>
    </style:style>
    <style:style style:name="P20" style:family="paragraph" style:parent-style-name="Text_20_body">
      <style:text-properties officeooo:rsid="00247eef" officeooo:paragraph-rsid="00247eef"/>
    </style:style>
    <style:style style:name="P21" style:family="paragraph" style:parent-style-name="Title">
      <style:text-properties officeooo:rsid="000b4246" officeooo:paragraph-rsid="000b4246"/>
    </style:style>
    <style:style style:name="P22" style:family="paragraph" style:parent-style-name="Quotations">
      <style:text-properties officeooo:rsid="001f0831" officeooo:paragraph-rsid="001f0831"/>
    </style:style>
    <style:style style:name="P23" style:family="paragraph" style:parent-style-name="Quotations">
      <style:text-properties fo:font-style="italic" officeooo:paragraph-rsid="00219eb9" style:font-style-asian="italic" style:font-style-complex="italic"/>
    </style:style>
    <style:style style:name="P24" style:family="paragraph" style:parent-style-name="Quotations">
      <style:text-properties fo:font-style="italic" officeooo:paragraph-rsid="00235935" style:font-style-asian="italic" style:font-style-complex="italic"/>
    </style:style>
    <style:style style:name="P25" style:family="paragraph" style:parent-style-name="Quotations">
      <style:text-properties officeooo:paragraph-rsid="00247eef"/>
    </style:style>
    <style:style style:name="P26" style:family="paragraph" style:parent-style-name="Heading_20_3">
      <style:text-properties officeooo:rsid="00148abb" officeooo:paragraph-rsid="00148abb"/>
    </style:style>
    <style:style style:name="P27" style:family="paragraph" style:parent-style-name="Heading_20_1">
      <style:text-properties officeooo:rsid="00148abb" officeooo:paragraph-rsid="00148abb"/>
    </style:style>
    <style:style style:name="P28" style:family="paragraph" style:parent-style-name="Heading_20_2">
      <style:text-properties officeooo:paragraph-rsid="00148abb"/>
    </style:style>
    <style:style style:name="P29" style:family="paragraph" style:parent-style-name="Heading_20_2">
      <style:text-properties officeooo:rsid="00196180" officeooo:paragraph-rsid="00196180"/>
    </style:style>
    <style:style style:name="T1" style:family="text">
      <style:text-properties officeooo:rsid="000df43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2493" style:font-weight-asian="bold" style:font-weight-complex="bold"/>
    </style:style>
    <style:style style:name="T4" style:family="text">
      <style:text-properties officeooo:rsid="00102493"/>
    </style:style>
    <style:style style:name="T5" style:family="text">
      <style:text-properties officeooo:rsid="00115b25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02493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86867" style:font-weight-asian="normal" style:font-weight-complex="normal"/>
    </style:style>
    <style:style style:name="T11" style:family="text">
      <style:text-properties officeooo:rsid="00186867"/>
    </style:style>
    <style:style style:name="T12" style:family="text">
      <style:text-properties officeooo:rsid="00196180"/>
    </style:style>
    <style:style style:name="T13" style:family="text">
      <style:text-properties officeooo:rsid="001d5ef2"/>
    </style:style>
    <style:style style:name="T14" style:family="text">
      <style:text-properties officeooo:rsid="001f0831"/>
    </style:style>
    <style:style style:name="T15" style:family="text">
      <style:text-properties officeooo:rsid="00219eb9"/>
    </style:style>
    <style:style style:name="T16" style:family="text">
      <style:text-properties style:text-position="super 58%"/>
    </style:style>
    <style:style style:name="T17" style:family="text">
      <style:text-properties officeooo:rsid="0023593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47eef" style:font-style-asian="italic" style:font-style-complex="italic"/>
    </style:style>
    <style:style style:name="T20" style:family="text">
      <style:text-properties officeooo:rsid="00247e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GE21 14/03</text:p>
      <text:p text:style-name="P2">La somme des analyses micro ne sont pas égales à l’analyse macro . </text:p>
      <text:p text:style-name="P2">Ce n’est pas en analysant la capacité d’innovation de toutes les entreprises en France qu’on pourra déduire la dynamique d’innovation en France : Pourquoi car il y a d’autres acteurs de l’innovation autre que l’entreprise. </text:p>
      <text:p text:style-name="P2">Rendement privé = rentabilité d’investissement</text:p>
      <text:p text:style-name="P3">Rendement social = exemple des transports publics </text:p>
      <text:p text:style-name="P3"><text:span text:style-name="T5">E</text:span>xemple 2 : <text:line-break/><text:tab/>la justice, le mail : pas rentable mais utilité sociale </text:p>
      <text:p text:style-name="P3">une innovation peut avoir un rendement social majeur cependant aucune entreprise peut le lancer en <text:s/>monoproduit et être <text:span text:style-name="T1">intrinsèquement </text:span>rentable. </text:p>
      <text:p text:style-name="P4">L ‘économie et la pollution : on parle de bien négatif == leur détention procure une utilité négative </text:p>
      <text:p text:style-name="P5">Le numérique est au coeur de l’économie/organisation apprenante (learning economy/organization)</text:p>
      <text:p text:style-name="P5"><text:span text:style-name="T3">L</text:span><text:span text:style-name="T2">earning economy </text:span>: on est dans l’économie de la connaissance et pas dans l’économie industrielle. On prend en compte la capacité de l’entreprise à apprendre. <text:span text:style-name="T4">Ainsi, </text:span><text:span text:style-name="T7">l’employabilité</text:span><text:span text:style-name="T4"> est fonction de la capacité à apprendre en </text:span><text:span text:style-name="T7">permanence</text:span><text:span text:style-name="T4">. <text:s/>Passer de capacité d’apprentissage individuel à l’apprentissage collectif. </text:span></text:p>
      <text:p text:style-name="P6">De ce fait, la technologie privilégiée pour apprendre en collectif est le numérique. </text:p>
      <text:p text:style-name="P6"/>
      <text:h text:style-name="P27" text:outline-level="1">Séance de TD</text:h>
      <text:h text:style-name="P28" text:outline-level="2"><text:span text:style-name="T12">Partie 1 : Question d’actualité </text:span></text:h>
      <text:p text:style-name="Heading"><text:tab/><text:tab/><text:tab/><text:span text:style-name="T6">Facebook, réponse au suicide en live streaming</text:span></text:p>
      <text:h text:style-name="P26" text:outline-level="3">Problématiques</text:h>
      <text:list xml:id="list1984040812304078844" text:style-name="L1">
        <text:list-item>
          <text:p text:style-name="P7">Agencement socio-technique</text:p>
        </text:list-item>
        <text:list-item>
          <text:p text:style-name="P7">Dérives sociales bloquant l’innovation</text:p>
        </text:list-item>
        <text:list-item>
          <text:p text:style-name="P7">Responsabilité des réseaux sociaux </text:p>
        </text:list-item>
        <text:list-item>
          <text:p text:style-name="P7">Le live, un vecteur de croissance trop important pour être abandonné </text:p>
        </text:list-item>
        <text:list-item>
          <text:p text:style-name="P7">L’industrie du spectacle dans sa mue numérique « morbide »</text:p>
        </text:list-item>
      </text:list>
      <text:p text:style-name="P8">Problématique finale : <text:span text:style-name="T9">Quels agencement socio-techniques pour réguler ses pratiques ? </text:span></text:p>
      <text:h text:style-name="P26" text:outline-level="3"><text:soft-page-break/>Analyse avec concept </text:h>
      <text:p text:style-name="P8">Quoi ? <text:line-break/><text:span text:style-name="T9">Du streaming de suicide et réponses annoncées par Facebook</text:span></text:p>
      <text:p text:style-name="P8">Analyse<text:line-break/><text:span text:style-name="T10">La réponse innovante  en deux dimensions qui sont couplées sous forme de </text:span><text:span text:style-name="T11">petite innovation socio-technique</text:span><text:span text:style-name="T10">:</text:span></text:p>
      <text:list xml:id="list4193438047099258319" text:style-name="L2">
        <text:list-item>
          <text:p text:style-name="P9"><text:span text:style-name="T9">Dimension technologique : I.A de contrôle de contenu </text:span></text:p>
        </text:list-item>
        <text:list-item>
          <text:p text:style-name="P10"><text:span text:style-name="T9">Dimension « sociale » : « amis », « communauté » </text:span><text:span text:style-name="T8">signale</text:span><text:span text:style-name="T9"> voire aide la personne. <text:s/>Mise en place d’un système de soutien social ? </text:span></text:p>
        </text:list-item>
      </text:list>
      <text:h text:style-name="P26" text:outline-level="3">Préconisations</text:h>
      <text:list xml:id="list6968457900934691809" text:style-name="L3">
        <text:list-item>
          <text:p text:style-name="P11">« Communiquer » sur les possibilités de signalement (« matière/<text:span text:style-name="T12">composante</text:span> sociale ») </text:p>
        </text:list-item>
        <text:list-item>
          <text:p text:style-name="P12">Embaucher de « anthropologues » du numérique </text:p>
        </text:list-item>
      </text:list>
      <text:h text:style-name="P29" text:outline-level="2">Partie 2 : Analyse de texte </text:h>
      <text:p text:style-name="P1"><text:span text:style-name="T12">« Akrich, M., Callon, M. et Latour, B., 1988, A quoi tient le </text:span>succès des innovations? » <text:span text:style-name="T12">(p. 1-8)</text:span></text:p>
      <text:p text:style-name="P13">D’après Schumpeter les innovateurs innovent pour avoir un profit supra-normal incomparable avec celui d’un salarié. Dès qu’il y aura un innovateur il sera imité (imitateurs) qui vont faire concurrence et réduire les marges de l’innovateur. <text:span text:style-name="T13">Ainsi, certains vont justement changer de secteur une fois la concurrence arrivée et vont chercher un autre secteur d’innovation : les business angels. </text:span></text:p>
      <text:p text:style-name="Quotations">« elles ne sont plus les propriétés d'un seul, mais deviennent des vertus collectives » :</text:p>
      <text:p text:style-name="P14"><text:span text:style-name="T14">La </text:span>capacité d’apprentissage ,qui peut être individuel et collectif ,implique une capacité d’innovation, elle aussi individuelle et collective . </text:p>
      <text:p text:style-name="P15"><text:span text:style-name="T2">Coopétition :</text:span> mélange entre les comportements de coopération et de compétition. Exemple : Google Android avec la sous traitance avec LG et la production en parallèle de LG. </text:p>
      <text:p text:style-name="P15"/>
      <text:p text:style-name="P22">« Pour avoir une idée assez juste de la complexité du processus d'innovation, il faudrait</text:p>
      <text:p text:style-name="P22">imaginer une fusée pointée en direction d'une planète dont la trajectoire à</text:p>
      <text:p text:style-name="P22">long terme est inconnue et décollant d'une plate forme mobile dont les</text:p>
      <text:p text:style-name="P22">coordonnées ne sont calculées que grossièrement; »</text:p>
      <text:p text:style-name="P16"><text:span text:style-name="T14">Cette métaphore relate de l’incertitude intrinsèque de l’innovation qui s’oppose au principe de planification de l’innovation .</text:span></text:p>
      <text:p text:style-name="P17"><text:soft-page-break/>Beaucoup de spécialistes qui expliquent après coup pourquoi une innovation a marché ou pas. C’est facile et surtout la constante de l’innovation est que la personne qui souhaite innover se trompe. On aboutit à l’innovation après un certain nombre d’échecs. </text:p>
      <text:p text:style-name="P17"><text:span text:style-name="T15">Le fait que l’on ait très peu de retours d’expérience à chaud en gestion de l’innovation ainsi que la présence de très peu de guides à l’innovation à chaud.</text:span></text:p>
      <text:p text:style-name="P17"><text:span text:style-name="T15">On parle ici d’une expérience issue d’un témoignage « the soul of a new machine ». Morale de l’histoire: <text:s text:c="2"/></text:span></text:p>
      <text:p text:style-name="P23">«<text:span text:style-name="T15">ingénieurs engagés dans le projet et les grandes incertitudes qui les entourent. Voici une histoire aussi embrouillée, aussi illogique et apparemment aussi irrationnelle que n'importe quelle aventure romanesque »</text:span></text:p>
      <text:p text:style-name="P18">Une des techniques pour susciter l’innovation : faire travailler deux groupes de travail concurrents. Le 1<text:span text:style-name="T16">er</text:span> avec des moyens et le 2<text:span text:style-name="T16">e</text:span> sans soutien officiel. Le 2<text:span text:style-name="T16">e</text:span> gagne. Pourquoi ? Il y a un membre parmi la 2<text:span text:style-name="T16">e</text:span> équipe qu’il a mis en place un simulateur ( pas faire de prototype). Le simulateur a permis de gagner un temps précieux.</text:p>
      <text:p text:style-name="P24">«<text:span text:style-name="T17">Les acteurs qui interviennent pour prendre ces décisions sont tellement<text:line-break/>nombreux et celles-ci sont tellement embrouillées qu'en bout de course plus personne ne sait à qui attribuer la paternité des résultats. »</text:span></text:p>
      <text:p text:style-name="P19">Dans la réalité, on ne sait pas qui a joué un rôle décisif dans le succès du projet.</text:p>
      <text:p text:style-name="P25">« <text:span text:style-name="T19">Dans le feu de l'action,il n'y a pas un architecte mais plusieurs, il n'y a pas un décideur mais une multitude, il n'y a pas un plan mais dix ou vingt qui s' affrontent. »</text:span></text:p>
      <text:p text:style-name="Quotations"><text:span text:style-name="T18">« </text:span><text:span text:style-name="T19">impliquent une multitude d'acteurs aux compétences et aux projets dissemblables, et chacune d'entre elles, aussi mineure paraisse-t-elle sur le moment, peut s'avérer, en fin de</text:span><text:span text:style-name="T18">parcours, absolument cruciale</text:span> »</text:p>
      <text:p text:style-name="P20">L’innovation n’est pas planifiable, elle est collective et embrouillé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15cdb6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2:25:30.012421226</meta:creation-date>
    <dc:date>2017-03-14T16:08:32.533927330</dc:date>
    <meta:editing-duration>PT1H25M36S</meta:editing-duration>
    <meta:editing-cycles>18</meta:editing-cycles>
    <meta:generator>LibreOffice/5.2.2.2$Linux_X86_64 LibreOffice_project/20m0$Build-2</meta:generator>
    <meta:document-statistic meta:table-count="0" meta:image-count="0" meta:object-count="0" meta:page-count="3" meta:paragraph-count="50" meta:word-count="840" meta:character-count="5307" meta:non-whitespace-character-count="4490"/>
  </office:meta>
</office:document-meta>
</file>